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7.88708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lad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date" office:date-value="2016-08-22T00:00:00" table:style-name="ce2">
            <text:p>22-aug</text:p>
          </table:table-cell>
          <table:table-cell office:value-type="time" office:time-value="PT5H0M0S" table:style-name="ce3">
            <text:p>5:00</text:p>
          </table:table-cell>
          <table:table-cell office:value-type="string" table:style-name="ce1">
            <text:p>Slides doorgewerkt</text:p>
          </table:table-cell>
          <table:table-cell table:number-columns-repeated="16381"/>
        </table:table-row>
        <table:table-row table:style-name="ro1">
          <table:table-cell office:value-type="date" office:date-value="2016-08-23T00:00:00" table:style-name="ce2">
            <text:p>23-au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per doorlezen</text:p>
          </table:table-cell>
          <table:table-cell table:number-columns-repeated="16381"/>
        </table:table-row>
        <table:table-row table:style-name="ro1">
          <table:table-cell office:value-type="date" office:date-value="2016-08-24T00:00:00" table:style-name="ce2">
            <text:p>24-au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per doorlezen</text:p>
          </table:table-cell>
          <table:table-cell table:number-columns-repeated="16381"/>
        </table:table-row>
        <table:table-row table:style-name="ro1">
          <table:table-cell office:value-type="date" office:date-value="2016-08-25T00:00:00" table:style-name="ce2">
            <text:p>25-au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zig met 4-connectedness en irreducible triangulation</text:p>
          </table:table-cell>
          <table:table-cell table:number-columns-repeated="16381"/>
        </table:table-row>
        <table:table-row table:style-name="ro1">
          <table:table-cell office:value-type="date" office:date-value="2016-08-26T00:00:00" table:style-name="ce2">
            <text:p>26-aug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8-27T00:00:00" table:style-name="ce2">
            <text:p>27-aug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8-28T00:00:00" table:style-name="ce2">
            <text:p>28-aug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8-29T00:00:00" table:style-name="ce2">
            <text:p>29-au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schreven 4-connected etc.</text:p>
          </table:table-cell>
          <table:table-cell table:number-columns-repeated="16381"/>
        </table:table-row>
        <table:table-row table:style-name="ro1">
          <table:table-cell office:value-type="date" office:date-value="2016-08-30T00:00:00" table:style-name="ce2">
            <text:p>30-au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Kort bekijken van He(REL -&gt; dual) en zelf psuedo (3,3) probren te vinden</text:p>
          </table:table-cell>
          <table:table-cell table:number-columns-repeated="16381"/>
        </table:table-row>
        <table:table-row table:style-name="ro1">
          <table:table-cell office:value-type="date" office:date-value="2016-08-31T00:00:00" table:style-name="ce2">
            <text:p>31-au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denken correcntes proof Fusy</text:p>
          </table:table-cell>
          <table:table-cell table:number-columns-repeated="16381"/>
        </table:table-row>
        <table:table-row table:style-name="ro1">
          <table:table-cell office:value-type="date" office:date-value="2016-09-01T00:00:00" table:style-name="ce2">
            <text:p>1-se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itschrijven corretness proof tot E2</text:p>
          </table:table-cell>
          <table:table-cell table:number-columns-repeated="16381"/>
        </table:table-row>
        <table:table-row table:style-name="ro1">
          <table:table-cell office:value-type="date" office:date-value="2016-09-02T00:00:00" table:style-name="ce2">
            <text:p>2-s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retness proof af (maar nog slordig)</text:p>
          </table:table-cell>
          <table:table-cell table:number-columns-repeated="16381"/>
        </table:table-row>
        <table:table-row table:style-name="ro1">
          <table:table-cell office:value-type="date" office:date-value="2016-09-03T00:00:00" table:style-name="ce2">
            <text:p>3-sep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9-04T00:00:00" table:style-name="ce2">
            <text:p>4-sep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9-05T00:00:00" table:style-name="ce2">
            <text:p>5-se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alpha orientations + trying out igraph</text:p>
          </table:table-cell>
          <table:table-cell table:number-columns-repeated="16381"/>
        </table:table-row>
        <table:table-row table:style-name="ro1">
          <table:table-cell office:value-type="date" office:date-value="2016-09-06T00:00:00" table:style-name="ce2">
            <text:p>6-se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eting + collect questions + make rinzma graph</text:p>
          </table:table-cell>
          <table:table-cell table:number-columns-repeated="16381"/>
        </table:table-row>
        <table:table-row table:style-name="ro1">
          <table:table-cell office:value-type="date" office:date-value="2016-09-07T00:00:00" table:style-name="ce2">
            <text:p>7-sep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9-08T00:00:00" table:style-name="ce2">
            <text:p>8-sep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9-09T00:00:00" table:style-name="ce2">
            <text:p>9-sep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9-10T00:00:00" table:style-name="ce2">
            <text:p>10-sep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6-09-11T00:00:00" table:style-name="ce2">
            <text:p>11-se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owing that (2,inft) is necesarry</text:p>
          </table:table-cell>
          <table:table-cell table:number-columns-repeated="16381"/>
        </table:table-row>
        <table:table-row table:style-name="ro1">
          <table:table-cell office:value-type="date" office:date-value="2016-09-12T00:00:00" table:style-name="ce2">
            <text:p>12-s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inking about algo</text:p>
          </table:table-cell>
          <table:table-cell table:number-columns-repeated="16381"/>
        </table:table-row>
        <table:table-row table:style-name="ro1">
          <table:table-cell office:value-type="date" office:date-value="2016-09-13T00:00:00" table:style-name="ce2">
            <text:p>13-se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eting, fight with jabref, organise todo's in mindmap, wrote problem description</text:p>
          </table:table-cell>
          <table:table-cell table:number-columns-repeated="16381"/>
        </table:table-row>
        <table:table-row table:style-name="ro1">
          <table:table-cell office:value-type="date" office:date-value="2016-09-14T00:00:00" table:style-name="ce2">
            <text:p>14-se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inking about scafolds and fixing corner assignments/ making scafold offical</text:p>
          </table:table-cell>
          <table:table-cell table:number-columns-repeated="16381"/>
        </table:table-row>
        <table:table-row table:style-name="ro1">
          <table:table-cell office:value-type="date" office:date-value="2016-09-15T00:00:00" table:style-name="ce2">
            <text:p>15-se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riting out scafold proof and creating images, tought up horizontal one-sided as modification of the Fusy algorithm</text:p>
          </table:table-cell>
          <table:table-cell table:number-columns-repeated="16381"/>
        </table:table-row>
        <table:table-row table:style-name="ro1">
          <table:table-cell office:value-type="date" office:date-value="2016-09-16T00:00:00" table:style-name="ce2">
            <text:p>16-se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t gefrut</text:p>
          </table:table-cell>
          <table:table-cell table:number-columns-repeated="16381"/>
        </table:table-row>
        <table:table-row table:style-name="ro1">
          <table:table-cell office:value-type="date" office:date-value="2016-09-17T00:00:00" table:style-name="ce2">
            <text:p>17-se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written part on connectedness of both plane triangulations and triangullations of the kgon, formalized theorhems</text:p>
          </table:table-cell>
          <table:table-cell table:number-columns-repeated="16381"/>
        </table:table-row>
        <table:table-row table:style-name="ro1">
          <table:table-cell office:value-type="date" office:date-value="2016-09-18T00:00:00" table:style-name="ce2">
            <text:p>18-se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9-se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rmalized horizonatl onsided sweepline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Meeting, + voorbereiden + lezen kuster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Did an awfull lot of reading (paper and <text:s/>thesis of kusters), papier opruimen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eading of paper kusters and wrong paper Yeap et al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Edit problem description .5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tarting up, thinking about red algorithm, how to handle kusters and yeap lind moves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usters graphs, kloten met ipe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Thinking about algo for red, assuming no $C4$, trying to handle c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utten met IP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pe plaatjes gemaakt, voorbereiden gesprek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oorbereeiden gesprek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Geen kut gedaan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gonnen aan bewijs uitshcrijven, template en preamble, notatie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lk <text:s/>beschreven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Herorganiseren alg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Nadenken over algo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riting out the red algo. Up to the recursion. Still have to show the result is (1,\infty) red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etin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riting out red proof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ttle bit off red proof, schiet nietecht op. Workflow omgegeooid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revising work so far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ising, spliting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irst version to be read by Bettina and kevin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Meeting, prepare meeting, getting back into 4-cycles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 h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6,5</text:p>
          </table:table-cell>
          <table:table-cell office:value-type="string" table:style-name="ce1">
            <text:p>KantHe and thinking about 4cycles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ideling with tex and atom, more about 4cycles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6,5</text:p>
          </table:table-cell>
          <table:table-cell office:value-type="string" table:style-name="ce1">
            <text:p>Thinking about 4-cycles, found counterexample!!</text:p>
          </table:table-cell>
          <table:table-cell table:number-columns-repeated="1638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Beetje schrijven. Intensiee dag met rijles.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riting about rectangular dual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Kutdag</text:p>
          </table:table-cell>
          <table:table-cell table:number-columns-repeated="16381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eeting, herschrijven hoofdstuk 5 richting klotelemma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rijven rel’s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inking about unified algo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inking about unified algo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utdag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fied algo, fences are a bitch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an game gewerkt</text:p>
          </table:table-cell>
          <table:table-cell office:value-type="string" table:style-name="ce1">
            <text:p>Aan game gewerkt</text:p>
          </table:table-cell>
          <table:table-cell table:number-columns-repeated="16380"/>
        </table:table-row>
        <table:table-row table:number-rows-repeated="4" table:style-name="ro1">
          <table:table-cell table:number-columns-repeated="3" table:style-name="ce1"/>
          <table:table-cell office:value-type="string" table:style-name="ce1">
            <text:p>Weg met team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inking about undifiend algo, some kind of entomb and flip aproach</text:p>
          </table:table-cell>
          <table:table-cell office:value-type="string" table:style-name="ce1">
            <text:p>Assement gedaan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hrijven vooral definities en plaatjes voor flips</text:p>
          </table:table-cell>
          <table:table-cell office:value-type="string" table:style-name="ce1">
            <text:p>lunclezing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riting, removing large curls</text:p>
          </table:table-cell>
          <table:table-cell office:value-type="string" table:style-name="ce1">
            <text:p>Rijles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riting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ODO think about split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Nakijken, Pas om 5 uur naar bed :(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riting unified algo</text:p>
          </table:table-cell>
          <table:table-cell office:value-type="string" table:style-name="ce1">
            <text:p>Nakijken, uitslapen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eting, reading draft unified</text:p>
          </table:table-cell>
          <table:table-cell office:value-type="string" table:style-name="ce1">
            <text:p>College geven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Procamdag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ange of notation, draft correction</text:p>
          </table:table-cell>
          <table:table-cell office:value-type="string" table:style-name="ce1">
            <text:p>Salarisonderhandeling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Kutdag</text:p>
          </table:table-cell>
          <table:table-cell table:number-columns-repeated="1638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ves problemen, begonnen met simple aplicatie schrijven</text:p>
          </table:table-cell>
          <table:table-cell table:number-columns-repeated="1638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cheve strips, aplicatie</text:p>
          </table:table-cell>
          <table:table-cell table:number-columns-repeated="1638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.5" table:style-name="ce1">
            <text:p>8,5</text:p>
          </table:table-cell>
          <table:table-cell office:value-type="string" table:style-name="ce1">
            <text:p>Unified Algo wont work :((</text:p>
          </table:table-cell>
          <table:table-cell office:value-type="string" table:style-name="ce1">
            <text:p>Rijles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eting, trying to find a better counterexample, reading on 5 connected graphs</text:p>
          </table:table-cell>
          <table:table-cell office:value-type="string" table:style-name="ce1">
            <text:p>Lesgeven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.5" table:style-name="ce1">
            <text:p>5,5</text:p>
          </table:table-cell>
          <table:table-cell office:value-type="string" table:style-name="ce1">
            <text:p>Work out general outline of new algo attempt. Try to answer questions proposed in the meeting</text:p>
          </table:table-cell>
          <table:table-cell office:value-type="string" table:style-name="ce1">
            <text:p>Timewax gesprek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5" table:style-name="ce1">
            <text:p>5,5</text:p>
          </table:table-cell>
          <table:table-cell office:value-type="string" table:style-name="ce1">
            <text:p>Constructing a REL using construction steps.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l kinds of reearch. Mostly dual, planar seproto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ink little bit about “double fence” <text:s/>algoritm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Double fence, “crossing chords” and “evade NSP”</text:p>
          </table:table-cell>
          <table:table-cell office:value-type="string" table:style-name="ce1">
            <text:p>Rijles, Procam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epare meeting notes + meeting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esentatie opzet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6,5</text:p>
          </table:table-cell>
          <table:table-cell office:value-type="string" table:style-name="ce1">
            <text:p>Presentatiie draft</text:p>
          </table:table-cell>
          <table:table-cell office:value-type="string" table:style-name="ce1">
            <text:p>Legende, kapper, bieb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iew presentation + work on it</text:p>
          </table:table-cell>
          <table:table-cell table:number-columns-repeated="16381" table:style-name="ce1"/>
        </table:table-row>
        <table:table-row table:number-rows-repeated="10484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 number:textual="true"/>
    </number:date-style>
    <number:time-style style:name="N37">
      <number:hours/>
      <number:text>:</number:text>
      <number:minutes number:style="long"/>
    </number:tim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udent</dc:creator>
    <meta:creation-date>2006-09-16T00:00:00Z</meta:creation-date>
    <dc:date>2016-12-09T14:39:39Z</dc:date>
    <meta:editing-cycles>54</meta:editing-cycles>
    <meta:editing-duration>PT14241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